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c19f" officeooo:paragraph-rsid="001cc19f"/>
    </style:style>
    <style:style style:name="P2" style:family="paragraph" style:parent-style-name="Standard">
      <style:paragraph-properties fo:text-align="center" style:justify-single-word="false"/>
      <style:text-properties officeooo:rsid="001cc19f" officeooo:paragraph-rsid="001cc19f"/>
    </style:style>
    <style:style style:name="P3" style:family="paragraph" style:parent-style-name="Standard">
      <style:text-properties officeooo:rsid="001cc19f" officeooo:paragraph-rsid="001f1f17"/>
    </style:style>
    <style:style style:name="P4" style:family="paragraph" style:parent-style-name="Standard">
      <style:text-properties officeooo:rsid="001dc3cd" officeooo:paragraph-rsid="001dc3cd"/>
    </style:style>
    <style:style style:name="P5" style:family="paragraph" style:parent-style-name="Standard">
      <style:text-properties officeooo:rsid="001dc3cd" officeooo:paragraph-rsid="001f1f17"/>
    </style:style>
    <style:style style:name="P6" style:family="paragraph" style:parent-style-name="Standard">
      <style:text-properties officeooo:rsid="001dc3cd" officeooo:paragraph-rsid="001fd449"/>
    </style:style>
    <style:style style:name="P7" style:family="paragraph" style:parent-style-name="Standard">
      <style:text-properties officeooo:rsid="001f1f17" officeooo:paragraph-rsid="001f1f17"/>
    </style:style>
    <style:style style:name="P8" style:family="paragraph" style:parent-style-name="Standard">
      <style:text-properties officeooo:rsid="001fd449" officeooo:paragraph-rsid="001fd449"/>
    </style:style>
    <style:style style:name="P9" style:family="paragraph" style:parent-style-name="Standard">
      <style:text-properties officeooo:rsid="001fd449" officeooo:paragraph-rsid="002041c3"/>
    </style:style>
    <style:style style:name="P10" style:family="paragraph" style:parent-style-name="Standard">
      <style:text-properties officeooo:rsid="002041c3" officeooo:paragraph-rsid="002041c3"/>
    </style:style>
    <style:style style:name="P11" style:family="paragraph" style:parent-style-name="Standard">
      <style:text-properties officeooo:rsid="00215b33" officeooo:paragraph-rsid="00215b33"/>
    </style:style>
    <style:style style:name="P12" style:family="paragraph" style:parent-style-name="Standard">
      <style:text-properties officeooo:rsid="00226ed5" officeooo:paragraph-rsid="00226ed5"/>
    </style:style>
    <style:style style:name="P13" style:family="paragraph" style:parent-style-name="Standard">
      <style:text-properties officeooo:rsid="002440a4" officeooo:paragraph-rsid="002440a4"/>
    </style:style>
    <style:style style:name="P14" style:family="paragraph" style:parent-style-name="Standard">
      <style:text-properties officeooo:rsid="002440a4" officeooo:paragraph-rsid="002522d6"/>
    </style:style>
    <style:style style:name="P15" style:family="paragraph" style:parent-style-name="Standard">
      <style:text-properties officeooo:rsid="002522d6" officeooo:paragraph-rsid="002522d6"/>
    </style:style>
    <style:style style:name="P16" style:family="paragraph" style:parent-style-name="Standard">
      <style:text-properties officeooo:rsid="0025fa88" officeooo:paragraph-rsid="0025fa88"/>
    </style:style>
    <style:style style:name="P17" style:family="paragraph" style:parent-style-name="Standard">
      <style:text-properties officeooo:rsid="0025fa88" officeooo:paragraph-rsid="002703bf"/>
    </style:style>
    <style:style style:name="P18" style:family="paragraph" style:parent-style-name="Standard">
      <style:text-properties officeooo:rsid="002703bf" officeooo:paragraph-rsid="002703bf"/>
    </style:style>
    <style:style style:name="P19" style:family="paragraph" style:parent-style-name="Standard">
      <style:text-properties officeooo:rsid="002703bf" officeooo:paragraph-rsid="00423c72"/>
    </style:style>
    <style:style style:name="P20" style:family="paragraph" style:parent-style-name="Standard">
      <style:text-properties officeooo:rsid="00278e4c" officeooo:paragraph-rsid="0046bfde"/>
    </style:style>
    <style:style style:name="P21" style:family="paragraph" style:parent-style-name="Standard">
      <style:text-properties officeooo:rsid="00279092" officeooo:paragraph-rsid="00279092"/>
    </style:style>
    <style:style style:name="P22" style:family="paragraph" style:parent-style-name="Standard">
      <style:text-properties officeooo:rsid="00279092" officeooo:paragraph-rsid="00281247"/>
    </style:style>
    <style:style style:name="P23" style:family="paragraph" style:parent-style-name="Standard">
      <style:text-properties officeooo:rsid="00279092" officeooo:paragraph-rsid="002834a0"/>
    </style:style>
    <style:style style:name="P24" style:family="paragraph" style:parent-style-name="Standard">
      <style:text-properties officeooo:rsid="00279092" officeooo:paragraph-rsid="002c3548"/>
    </style:style>
    <style:style style:name="P25" style:family="paragraph" style:parent-style-name="Standard">
      <style:text-properties officeooo:rsid="00279092" officeooo:paragraph-rsid="002cf161"/>
    </style:style>
    <style:style style:name="P26" style:family="paragraph" style:parent-style-name="Standard">
      <style:text-properties officeooo:rsid="00279092" officeooo:paragraph-rsid="004ef18b"/>
    </style:style>
    <style:style style:name="P27" style:family="paragraph" style:parent-style-name="Standard">
      <style:text-properties officeooo:rsid="002834a0" officeooo:paragraph-rsid="002834a0"/>
    </style:style>
    <style:style style:name="P28" style:family="paragraph" style:parent-style-name="Standard">
      <style:text-properties officeooo:rsid="002b2c0b" officeooo:paragraph-rsid="002b2c0b"/>
    </style:style>
    <style:style style:name="P29" style:family="paragraph" style:parent-style-name="Standard">
      <style:text-properties fo:font-size="8pt" officeooo:rsid="002b2c0b" officeooo:paragraph-rsid="002b2c0b" style:font-size-asian="8pt" style:font-size-complex="8pt"/>
    </style:style>
    <style:style style:name="P30" style:family="paragraph" style:parent-style-name="Standard">
      <style:text-properties fo:font-size="8pt" officeooo:rsid="002834a0" officeooo:paragraph-rsid="002834a0" style:font-size-asian="8pt" style:font-size-complex="8pt"/>
    </style:style>
    <style:style style:name="P31" style:family="paragraph" style:parent-style-name="Standard">
      <style:text-properties fo:font-size="8pt" officeooo:rsid="002834a0" officeooo:paragraph-rsid="0054a2cc" style:font-size-asian="8pt" style:font-size-complex="8pt"/>
    </style:style>
    <style:style style:name="P32" style:family="paragraph" style:parent-style-name="Standard">
      <style:text-properties fo:font-size="8pt" officeooo:rsid="00279092" officeooo:paragraph-rsid="002c3548" style:font-size-asian="7pt" style:font-size-complex="8pt"/>
    </style:style>
    <style:style style:name="P33" style:family="paragraph" style:parent-style-name="Standard">
      <style:text-properties officeooo:rsid="002c3548" officeooo:paragraph-rsid="002b2c0b"/>
    </style:style>
    <style:style style:name="P34" style:family="paragraph" style:parent-style-name="Standard">
      <style:text-properties officeooo:rsid="002c3548" officeooo:paragraph-rsid="002c3548"/>
    </style:style>
    <style:style style:name="P35" style:family="paragraph" style:parent-style-name="Standard">
      <style:text-properties officeooo:rsid="002cf161" officeooo:paragraph-rsid="002cf161"/>
    </style:style>
    <style:style style:name="P36" style:family="paragraph" style:parent-style-name="Standard">
      <style:text-properties officeooo:rsid="0031d8f1" officeooo:paragraph-rsid="0031d8f1"/>
    </style:style>
    <style:style style:name="P37" style:family="paragraph" style:parent-style-name="Standard">
      <style:text-properties fo:font-size="6pt" officeooo:rsid="002cf161" officeooo:paragraph-rsid="002cf161" style:font-size-asian="6pt" style:font-size-complex="6pt"/>
    </style:style>
    <style:style style:name="P38" style:family="paragraph" style:parent-style-name="Standard">
      <style:text-properties fo:font-size="6pt" officeooo:rsid="002cf161" officeooo:paragraph-rsid="003350a7" style:font-size-asian="6pt" style:font-size-complex="6pt"/>
    </style:style>
    <style:style style:name="P39" style:family="paragraph" style:parent-style-name="Standard">
      <style:text-properties fo:font-size="6pt" officeooo:rsid="00279092" officeooo:paragraph-rsid="002cf161" style:font-size-asian="6pt" style:font-size-complex="6pt"/>
    </style:style>
    <style:style style:name="P40" style:family="paragraph" style:parent-style-name="Standard">
      <style:text-properties fo:font-size="10pt" style:font-size-asian="10pt" style:font-size-complex="10pt"/>
    </style:style>
    <style:style style:name="P41" style:family="paragraph" style:parent-style-name="Standard">
      <style:text-properties fo:font-size="10pt" officeooo:rsid="002cf161" officeooo:paragraph-rsid="002cf161" style:font-size-asian="10pt" style:font-size-complex="10pt"/>
    </style:style>
    <style:style style:name="P42" style:family="paragraph" style:parent-style-name="Standard">
      <style:text-properties fo:font-size="10pt" officeooo:paragraph-rsid="003992be" style:font-size-asian="10pt" style:font-size-complex="10pt"/>
    </style:style>
    <style:style style:name="P43" style:family="paragraph" style:parent-style-name="Standard">
      <style:text-properties officeooo:rsid="003b232c" officeooo:paragraph-rsid="003b232c"/>
    </style:style>
    <style:style style:name="P44" style:family="paragraph" style:parent-style-name="Standard">
      <style:text-properties fo:font-style="italic" officeooo:rsid="003d056c" officeooo:paragraph-rsid="003d056c" style:font-style-asian="italic" style:font-style-complex="italic"/>
    </style:style>
    <style:style style:name="P45" style:family="paragraph" style:parent-style-name="Standard">
      <style:text-properties officeooo:rsid="005d2e19" officeooo:paragraph-rsid="005d2e19"/>
    </style:style>
    <style:style style:name="P46" style:family="paragraph" style:parent-style-name="Standard">
      <style:text-properties officeooo:rsid="0063c18a" officeooo:paragraph-rsid="0063c18a"/>
    </style:style>
    <style:style style:name="P47" style:family="paragraph" style:parent-style-name="Standard">
      <style:paragraph-properties fo:break-before="page"/>
      <style:text-properties officeooo:rsid="002c3548" officeooo:paragraph-rsid="002c3548"/>
    </style:style>
    <style:style style:name="P48" style:family="paragraph">
      <loext:graphic-properties draw:fill="none"/>
      <style:paragraph-properties fo:text-align="center"/>
    </style:style>
    <style:style style:name="P49" style:family="paragraph">
      <style:paragraph-properties fo:text-align="center"/>
    </style:style>
    <style:style style:name="P50" style:family="paragraph">
      <loext:graphic-properties draw:fill="none" draw:fill-color="#ffffff"/>
    </style:style>
    <style:style style:name="P51" style:family="paragraph">
      <loext:graphic-properties draw:fill-color="#ff3333"/>
      <style:paragraph-properties fo:text-align="center"/>
    </style:style>
    <style:style style:name="P52" style:family="paragraph">
      <loext:graphic-properties draw:fill-color="#6600cc"/>
      <style:paragraph-properties fo:text-align="center"/>
    </style:style>
    <style:style style:name="T1" style:family="text">
      <style:text-properties officeooo:rsid="001cc19f"/>
    </style:style>
    <style:style style:name="T2" style:family="text">
      <style:text-properties officeooo:rsid="001dc3cd"/>
    </style:style>
    <style:style style:name="T3" style:family="text">
      <style:text-properties officeooo:rsid="001f1f17"/>
    </style:style>
    <style:style style:name="T4" style:family="text">
      <style:text-properties officeooo:rsid="001fd449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fd449"/>
    </style:style>
    <style:style style:name="T7" style:family="text">
      <style:text-properties style:text-position="super 58%" officeooo:rsid="0025fa88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25fa88"/>
    </style:style>
    <style:style style:name="T10" style:family="text">
      <style:text-properties officeooo:rsid="002041c3"/>
    </style:style>
    <style:style style:name="T11" style:family="text">
      <style:text-properties style:text-position="sub 58%"/>
    </style:style>
    <style:style style:name="T12" style:family="text">
      <style:text-properties style:text-position="sub 58%" officeooo:rsid="002041c3"/>
    </style:style>
    <style:style style:name="T13" style:family="text">
      <style:text-properties style:text-position="sub 58%" officeooo:rsid="00226ed5"/>
    </style:style>
    <style:style style:name="T14" style:family="text">
      <style:text-properties style:text-position="sub 58%" officeooo:rsid="0025fa88"/>
    </style:style>
    <style:style style:name="T15" style:family="text">
      <style:text-properties officeooo:rsid="00215b33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226ed5"/>
    </style:style>
    <style:style style:name="T18" style:family="text">
      <style:text-properties officeooo:rsid="002440a4"/>
    </style:style>
    <style:style style:name="T19" style:family="text">
      <style:text-properties officeooo:rsid="0025fa88"/>
    </style:style>
    <style:style style:name="T20" style:family="text">
      <style:text-properties officeooo:rsid="002703bf"/>
    </style:style>
    <style:style style:name="T21" style:family="text">
      <style:text-properties officeooo:rsid="00278e4c"/>
    </style:style>
    <style:style style:name="T22" style:family="text">
      <style:text-properties officeooo:rsid="00279092"/>
    </style:style>
    <style:style style:name="T23" style:family="text">
      <style:text-properties officeooo:rsid="002834a0"/>
    </style:style>
    <style:style style:name="T24" style:family="text">
      <style:text-properties officeooo:rsid="002a107d"/>
    </style:style>
    <style:style style:name="T25" style:family="text">
      <style:text-properties officeooo:rsid="002b2c0b"/>
    </style:style>
    <style:style style:name="T26" style:family="text">
      <style:text-properties officeooo:rsid="002cf161"/>
    </style:style>
    <style:style style:name="T27" style:family="text">
      <style:text-properties officeooo:rsid="002d0097"/>
    </style:style>
    <style:style style:name="T28" style:family="text">
      <style:text-properties officeooo:rsid="002defb4"/>
    </style:style>
    <style:style style:name="T29" style:family="text">
      <style:text-properties style:font-size-asian="8pt"/>
    </style:style>
    <style:style style:name="T30" style:family="text">
      <style:text-properties officeooo:rsid="002defb4" style:font-size-asian="8pt"/>
    </style:style>
    <style:style style:name="T31" style:family="text">
      <style:text-properties officeooo:rsid="002f5c72"/>
    </style:style>
    <style:style style:name="T32" style:family="text">
      <style:text-properties officeooo:rsid="0030823a"/>
    </style:style>
    <style:style style:name="T33" style:family="text">
      <style:text-properties officeooo:rsid="003190d2"/>
    </style:style>
    <style:style style:name="T34" style:family="text">
      <style:text-properties officeooo:rsid="0031d8f1"/>
    </style:style>
    <style:style style:name="T35" style:family="text">
      <style:text-properties officeooo:rsid="0031ecb6"/>
    </style:style>
    <style:style style:name="T36" style:family="text">
      <style:text-properties officeooo:rsid="003350a7"/>
    </style:style>
    <style:style style:name="T37" style:family="text">
      <style:text-properties officeooo:rsid="0038fc20"/>
    </style:style>
    <style:style style:name="T38" style:family="text">
      <style:text-properties officeooo:rsid="003992be"/>
    </style:style>
    <style:style style:name="T39" style:family="text">
      <style:text-properties officeooo:rsid="003cc831"/>
    </style:style>
    <style:style style:name="T40" style:family="text">
      <style:text-properties officeooo:rsid="00427db3"/>
    </style:style>
    <style:style style:name="T41" style:family="text">
      <style:text-properties officeooo:rsid="0042c370"/>
    </style:style>
    <style:style style:name="T42" style:family="text">
      <style:text-properties officeooo:rsid="0045b278"/>
    </style:style>
    <style:style style:name="T43" style:family="text">
      <style:text-properties officeooo:rsid="0045d3dd"/>
    </style:style>
    <style:style style:name="T44" style:family="text">
      <style:text-properties officeooo:rsid="004afde4"/>
    </style:style>
    <style:style style:name="T45" style:family="text">
      <style:text-properties officeooo:rsid="004fe76e"/>
    </style:style>
    <style:style style:name="T46" style:family="text">
      <style:text-properties officeooo:rsid="005647d0"/>
    </style:style>
    <style:style style:name="T47" style:family="text">
      <style:text-properties officeooo:rsid="005ed5f1"/>
    </style:style>
    <style:style style:name="T48" style:family="text">
      <style:text-properties officeooo:rsid="0060a854"/>
    </style:style>
    <style:style style:name="T49" style:family="text">
      <style:text-properties officeooo:rsid="00619dbc"/>
    </style:style>
    <style:style style:name="T50" style:family="text">
      <style:text-properties officeooo:rsid="0065b7e1"/>
    </style:style>
    <style:style style:name="T51" style:family="text">
      <style:text-properties fo:color="#6600cc"/>
    </style:style>
    <style:style style:name="T52" style:family="text">
      <style:text-properties fo:color="#ff3333"/>
    </style:style>
    <style:style style:name="gr1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0.6181in" fo:min-width="0.618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1016in" fo:min-width="0.1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0791in" fo:min-width="0.3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0827in" fo:min-width="0.376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5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3333" draw:textarea-horizontal-align="justify" draw:textarea-vertical-align="middle" draw:auto-grow-height="false" fo:min-height="0.1016in" fo:min-width="0.1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6600cc" draw:textarea-horizontal-align="justify" draw:textarea-vertical-align="middle" draw:auto-grow-height="false" fo:min-height="0.1016in" fo:min-width="0.1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0.5791in" fo:min-width="0.5791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3453in" fo:min-width="0.08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3508in" fo:min-width="0.0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6600cc" draw:textarea-horizontal-align="justify" draw:textarea-vertical-align="middle" draw:auto-grow-height="false" fo:min-height="0.1016in" fo:min-width="0.1016in" style:run-through="background" draw:wrap-influence-on-position="once-concurrent"/>
    </style:style>
    <style:style style:name="gr13" style:family="graphic">
      <style:graphic-properties draw:fill-color="#ff3333" draw:textarea-horizontal-align="justify" draw:textarea-vertical-align="middle" draw:auto-grow-height="false" fo:min-height="0.1016in" fo:min-width="0.1016in" style:run-through="background" draw:wrap-influence-on-position="once-concurrent"/>
    </style:style>
    <style:style style:name="gr14" style:family="graphic">
      <style:graphic-properties svg:stroke-width="0.0402in" svg:stroke-color="#000000" draw:marker-start-width="0.1984in" draw:marker-end-width="0.1984in" draw:fill="none" draw:textarea-horizontal-align="justify" draw:textarea-vertical-align="middle" draw:auto-grow-height="false" fo:min-height="0.5791in" fo:min-width="0.5791in" fo:padding-top="0.0193in" fo:padding-bottom="0.0193in" fo:padding-left="0.0193in" fo:padding-right="0.0193in" style:run-through="background" draw:wrap-influence-on-position="once-concurrent"/>
    </style:style>
    <style:style style:name="gr15" style:family="graphic">
      <style:graphic-properties draw:textarea-horizontal-align="justify" draw:textarea-vertical-align="middle" draw:auto-grow-height="false" fo:min-height="0.3453in" fo:min-width="0.0827in" style:run-through="background" draw:wrap-influence-on-position="once-concurrent"/>
    </style:style>
    <style:style style:name="gr16" style:family="graphic">
      <style:graphic-properties draw:textarea-horizontal-align="justify" draw:textarea-vertical-align="middle" draw:auto-grow-height="false" fo:min-height="0.3508in" fo:min-width="0.0898in" style:run-through="background" draw:wrap-influence-on-position="once-concur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Signed</text:span> <text:span text:style-name="T19">Dual Paths</text:span></text:p>
      <text:p text:style-name="P2">by Sven Nilsen, 2019</text:p>
      <text:p text:style-name="P1"/>
      <text:p text:style-name="P44">In this paper I formalize Signed Dual Paths, which can construct possible unique paths between points, <text:span text:style-name="T49">under some assumptions that are similar to deciding road direction “traffic rules” for cities</text:span>.</text:p>
      <text:p text:style-name="P1"/>
      <text:p text:style-name="P1">A <text:span text:style-name="T2">Signed</text:span> Path is the following property:</text:p>
      <text:p text:style-name="P1"/>
      <text:p text:style-name="P1"><text:tab/><text:span text:style-name="T18">is_signed</text:span>_path(f : T ⨯ <text:span text:style-name="T2">T</text:span> → U) = ∀ a, b, c { f(a, c) = f(a, b) + f(b, c) }</text:p>
      <text:p text:style-name="P5"/>
      <text:p text:style-name="P3">One can think of this as a shape where every selection of 3 points has the same property.</text:p>
      <text:p text:style-name="P3"/>
      <text:p text:style-name="P4">The type `U` must be signed and support addition. For example, a real number or a vector.</text:p>
      <text:p text:style-name="P1"/>
      <text:p text:style-name="P6">From the definition <text:span text:style-name="T3">above one can derive the following properties, by setting `a = c`:</text:span></text:p>
      <text:p text:style-name="P1"/>
      <text:p text:style-name="P1"><text:tab/> <text:s text:c="2"/>∀ a, b { f(a, a) = f(a, b) + f(b, a) }</text:p>
      <text:p text:style-name="P1"><text:tab/>---------------------------------------------</text:p>
      <text:p text:style-name="P1"><text:tab/><text:span text:style-name="T2">f(a, a) = 0<text:tab/>∧<text:tab/>f(a, b) = -f(b, a)</text:span></text:p>
      <text:p text:style-name="P1"/>
      <text:p text:style-name="P7">This means the points on the paths are objects of a groupoid.</text:p>
      <text:p text:style-name="P7"/>
      <text:p text:style-name="P10">Every Signed Path has a dual version with just the sign flipped.</text:p>
      <text:p text:style-name="P10"/>
      <text:p text:style-name="P10"><text:tab/>s<text:span text:style-name="T15">p</text:span>_dual(f <text:span text:style-name="T1">: T ⨯ T → U</text:span>) = neg · f</text:p>
      <text:p text:style-name="P7"/>
      <text:p text:style-name="P8">Signed Path<text:span text:style-name="T18">s</text:span> occur naturally in geometry, for example a line:</text:p>
      <text:p text:style-name="P8"/>
      <text:p text:style-name="P8"><text:tab/>line(a : ℝ<text:span text:style-name="T5">n</text:span>, b : ℝ<text:span text:style-name="T5">n</text:span>) = \(t : ℝ) = a + (b – a) · t</text:p>
      <text:p text:style-name="P8"/>
      <text:p text:style-name="P10">A line in itself is not a Signed Path, because it takes only two parameters, but one can construct a line segment function that returns a vector between two points on the line:</text:p>
      <text:p text:style-name="P8"/>
      <text:p text:style-name="P9"><text:tab/><text:span text:style-name="T10">line_segment(</text:span>a : ℝ<text:span text:style-name="T5">n</text:span>, b : ℝ<text:span text:style-name="T5">n</text:span><text:span text:style-name="T10">) = \(t</text:span><text:span text:style-name="T12">0</text:span><text:span text:style-name="T10"> : </text:span>ℝ, <text:span text:style-name="T10">t</text:span><text:span text:style-name="T12">1</text:span><text:span text:style-name="T10"> : </text:span>ℝ<text:span text:style-name="T10">) = line(a, b)(t</text:span><text:span text:style-name="T12">1</text:span><text:span text:style-name="T10">) – line(a, b)(t</text:span><text:span text:style-name="T12">0</text:span><text:span text:style-name="T10">)</text:span></text:p>
      <text:p text:style-name="P8"/>
      <text:p text:style-name="P11">The Signed Path <text:span text:style-name="T16">of</text:span> a line is a such line segment function.</text:p>
      <text:p text:style-name="P11">This transformation is <text:span text:style-name="T17">done automatically using a function with a shorthand name `sp`</text:span>:</text:p>
      <text:p text:style-name="P11"/>
      <text:p text:style-name="P11"><text:tab/>sp(f : T → U) = \(<text:span text:style-name="T17">t</text:span><text:span text:style-name="T13">0</text:span><text:span text:style-name="T17"> : T, t</text:span><text:span text:style-name="T13">1</text:span><text:span text:style-name="T17"> : T) = f(t</text:span><text:span text:style-name="T13">1</text:span><text:span text:style-name="T17">) - f(t</text:span><text:span text:style-name="T13">0</text:span><text:span text:style-name="T17">)</text:span></text:p>
      <text:p text:style-name="P11"/>
      <text:p text:style-name="P12">Using Higher Order Operator Overloading (HOOO), one can say that `line` has the sub-type:</text:p>
      <text:p text:style-name="P11"/>
      <text:p text:style-name="P11"><text:tab/>line : [sp] line_segment</text:p>
      <text:p text:style-name="P11"/>
      <text:p text:style-name="P12">HOOO abstracts over all start and end-points one can use to construct lines.</text:p>
      <text:p text:style-name="P12"/>
      <text:p text:style-name="P12"><text:soft-page-break/>By flipping start and end points of a line, the Signed Path becomes the dual:</text:p>
      <text:p text:style-name="P12"/>
      <text:p text:style-name="P12"><text:tab/>∀ a, b { sp(line(a, b)) = sp_dual(sp(line(b, a)) }</text:p>
      <text:p text:style-name="P12"/>
      <text:p text:style-name="P12">From lines one can construct planes, cubes etc. All these shapes have corresponding Signed Path<text:span text:style-name="T18">s.<text:line-break/>All spaces with Signed Paths are complete, since the Singed Path encodes this semantics.</text:span></text:p>
      <text:p text:style-name="P13"/>
      <text:p text:style-name="P13">Since a plane has this property for every selection of 3 points, one can define an arbitrary sub-set of a plane and it will have the same property. Having a Signed Path is a uniform set property.</text:p>
      <text:p text:style-name="P13"/>
      <text:p text:style-name="P14">The parameters of a sub-set of a plane are two real coordinates.</text:p>
      <text:p text:style-name="P14"/>
      <text:p text:style-name="P15">The Signed Path of a <text:span text:style-name="T39">single </text:span>parameter equals the Signed Path of the identity function:</text:p>
      <text:p text:style-name="P13"/>
      <text:p text:style-name="P13"><text:tab/>sp(id<text:span text:style-name="T11">ℝ</text:span>) = \(t<text:span text:style-name="T11">0</text:span> : ℝ, t<text:span text:style-name="T11">1</text:span> : ℝ) = t<text:span text:style-name="T11">1</text:span> – t<text:span text:style-name="T11">0</text:span></text:p>
      <text:p text:style-name="P13"/>
      <text:p text:style-name="P15">The generalized version for `n` dimensions is called the Trivial Signed Path and written `∀<text:span text:style-name="T11">sp</text:span><text:span text:style-name="T8">`</text:span>:</text:p>
      <text:p text:style-name="P15"/>
      <text:p text:style-name="P15"><text:tab/>∀<text:span text:style-name="T11">sp</text:span><text:span text:style-name="T9">f</text:span> := \(t<text:span text:style-name="T11">0</text:span> : ℝ<text:span text:style-name="T5">n</text:span>, t<text:span text:style-name="T11">1</text:span> : ℝ<text:span text:style-name="T5">n</text:span>) = t<text:span text:style-name="T11">1</text:span> - t<text:span text:style-name="T11">0</text:span></text:p>
      <text:p text:style-name="P15"/>
      <text:p text:style-name="P15">The Existential Signed Path <text:span text:style-name="T19">is just the `sp` transform:</text:span></text:p>
      <text:p text:style-name="P15"/>
      <text:p text:style-name="P15"><text:tab/>∃<text:span text:style-name="T14">sp</text:span><text:span text:style-name="T9">f</text:span><text:span text:style-name="T19"> &lt;=&gt; sp(f)</text:span></text:p>
      <text:p text:style-name="P13"/>
      <text:p text:style-name="P15">A line that is transformed in any way onto a plane, has a <text:span text:style-name="T19">Trivial Signed Path and a Existential Signed Path. This is not very interesting in itself and also generalized for standard geometric shapes.</text:span></text:p>
      <text:p text:style-name="P15"/>
      <text:p text:style-name="P16">However, instead of lines, <text:span text:style-name="T20">consider a dual line where the sign is controlled by a flag</text:span>:</text:p>
      <text:p text:style-name="P16"/>
      <text:p text:style-name="P17"><text:tab/>dual_line(α : bool) = \(<text:span text:style-name="T4">a : ℝ</text:span><text:span text:style-name="T6">n</text:span><text:span text:style-name="T4">, b : ℝ</text:span><text:span text:style-name="T6">n</text:span>) <text:span text:style-name="T20">=</text:span> if α <text:span text:style-name="T20">{ line(a, b) } else { line(b, a) }</text:span></text:p>
      <text:p text:style-name="P17"/>
      <text:p text:style-name="P19">A <text:span text:style-name="T16">Signed Dual Path</text:span> is a Signed Path of a <text:span text:style-name="T40">higher order </text:span>function <text:span text:style-name="T50">that takes a</text:span> `<text:span text:style-name="T19">α : </text:span>bool<text:span text:style-name="T5">n</text:span>` parameter.</text:p>
      <text:p text:style-name="P18"/>
      <text:p text:style-name="P18">From this idea and further on, it becomes interesting, since Higher Order Operator Overloading over all start and end points gives you <text:span text:style-name="T24">geometric</text:span> combinatorics. In particular, what it means to move <text:span text:style-name="T41">directly</text:span> from one point on a such shape to another. <text:span text:style-name="T41">A such path is unique: It has no overlapping line segments.</text:span></text:p>
      <text:p text:style-name="P18"/>
      <text:p text:style-name="P18">For example, the<text:span text:style-name="T21"> trivial </text:span>gradient of a dual circle increases in both directions until it hits <text:span text:style-name="T21">the same point</text:span>:</text:p>
      <text:p text:style-name="P18"/>
      <text:p text:style-name="P18"><draw:custom-shape text:anchor-type="paragraph" draw:z-index="1" draw:name="Shape2" draw:style-name="gr2" draw:text-style-name="P49" svg:width="0.1433in" svg:height="0.1433in" svg:x="1.7693in" svg:y="0.15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3" draw:style-name="gr3" svg:width="0.3512in" svg:height="0.1579in" svg:x="1.9909in" svg:y="0.07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Shape4" draw:style-name="gr4" svg:width="0.4295in" svg:height="0.165in" svg:x="1.2543in" svg:y="0.0654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5" draw:style-name="gr5" draw:text-style-name="P50" svg:width="0.2224in" svg:height="0.2512in" svg:x="2.4492in" svg:y="0.0311in"><draw:text-box><text:p>α</text:p></draw:text-box></draw:frame><draw:frame text:anchor-type="paragraph" draw:z-index="5" draw:name="Shape5" draw:style-name="gr5" draw:text-style-name="P50" svg:width="0.2224in" svg:height="0.2512in" svg:x="2.4492in" svg:y="0.0311in"><draw:text-box><text:p>α</text:p></draw:text-box></draw:frame><draw:frame text:anchor-type="paragraph" draw:z-index="6" draw:name="Shape5" draw:style-name="gr5" draw:text-style-name="P50" svg:width="0.2224in" svg:height="0.2512in" svg:x="0.9673in" svg:y="0.0201in"><draw:text-box><text:p>¬α</text:p></draw:text-box></draw:frame></text:p>
      <text:p text:style-name="P18"><draw:custom-shape text:anchor-type="paragraph" draw:z-index="0" draw:name="Shape1" draw:style-name="gr1" draw:text-style-name="P48" svg:width="0.874in" svg:height="0.874in" svg:x="1.3756in" svg:y="0.0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8"><draw:frame text:anchor-type="paragraph" draw:z-index="9" draw:name="Shape6" draw:style-name="gr8" draw:text-style-name="P50" svg:width="3.7512in" svg:height="0.576in" svg:x="2.7646in" svg:y="0.15in"><draw:text-box><text:p>From <text:span text:style-name="T51">purple</text:span> to <text:span text:style-name="T52">red</text:span>, one can move in two ways, through the glue-point, or through the shortest path</text:p></draw:text-box></draw:frame></text:p>
      <text:p text:style-name="P18"/>
      <text:p text:style-name="P18"><draw:custom-shape text:anchor-type="paragraph" draw:z-index="7" draw:name="Shape2" draw:style-name="gr6" draw:text-style-name="P51" svg:width="0.1433in" svg:height="0.1433in" svg:x="2.1063in" svg:y="0.07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2" draw:style-name="gr7" draw:text-style-name="P52" svg:width="0.1433in" svg:height="0.1433in" svg:x="1.3756in" svg:y="0.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8"/>
      <text:p text:style-name="P18"/>
      <text:p text:style-name="P20"><text:span text:style-name="T44">Because `(∃</text:span><text:span text:style-name="T14">sp</text:span><text:span text:style-name="T42">f)(a, a) = 0`, e</text:span>very <text:span text:style-name="T48">set of</text:span> <text:span text:style-name="T43">identical</text:span> point<text:span text:style-name="T48">s</text:span> <text:span text:style-name="T43">must</text:span> <text:span text:style-name="T43">have</text:span> value `0` computed by the Existential <text:span text:style-name="T22">Signed Path. If one is allowed to “jump” from one value to another in the Trivial Signed Path for all </text:span><text:soft-page-break/><text:span text:style-name="T22">identical points, then the start and end-point of the dual circle becomes a glue-point. The same law that allows one to move through a glue-point on a dual circle, generalizes to any shape.</text:span></text:p>
      <text:p text:style-name="P26"/>
      <text:p text:style-name="P21">By changing `<text:span text:style-name="T19">α</text:span>`, one can control a particle that moves in positive trivial direction. It is possible to construct new dual shapes from <text:span text:style-name="T45">existing</text:span> dual shapes, such that <text:span text:style-name="T25">the available choices of some particle is determined by an outer product of </text:span>`<text:span text:style-name="T19">α</text:span>`-parameters:</text:p>
      <text:p text:style-name="P22"/>
      <text:p text:style-name="P22"><text:tab/> <text:span text:style-name="T19">α</text:span><text:span text:style-name="T7">a</text:span><text:span text:style-name="T19"> ⨯ α</text:span><text:span text:style-name="T7">b</text:span><text:span text:style-name="T19"> = α</text:span><text:span text:style-name="T7">a+b</text:span></text:p>
      <text:p text:style-name="P21"/>
      <text:p text:style-name="P23"><text:span text:style-name="T23">For example, b</text:span>y intersecting one dual circle with another dual circle at a single point, <text:span text:style-name="T23">any way of navigating from one point on to another can be described by a configuration of </text:span>`<text:span text:style-name="T19">α</text:span>` <text:span text:style-name="T23">that controls the spin “up” or “down” of each circle:</text:span></text:p>
      <text:p text:style-name="P21"><draw:custom-shape text:anchor-type="paragraph" draw:z-index="10" draw:name="Shape1" draw:style-name="gr9" draw:text-style-name="P48" svg:width="0.874in" svg:height="0.874in" svg:x="2.1272in" svg:y="0.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" draw:style-name="gr9" draw:text-style-name="P48" svg:width="0.874in" svg:height="0.874in" svg:x="3.0008in" svg:y="0.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7" draw:style-name="gr10" svg:width="0.165in" svg:height="0.3941in" svg:x="2.3492in" svg:y="0.47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8" draw:style-name="gr11" svg:width="0.1787in" svg:height="0.4012in" svg:x="2.6in" svg:y="0.48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7" draw:style-name="gr10" svg:width="0.165in" svg:height="0.3941in" svg:x="3.2083in" svg:y="0.47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8" draw:style-name="gr11" svg:width="0.1787in" svg:height="0.4012in" svg:x="3.4591in" svg:y="0.48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1"><draw:custom-shape text:anchor-type="paragraph" draw:z-index="16" draw:name="Shape2" draw:style-name="gr7" draw:text-style-name="P52" svg:width="0.1433in" svg:height="0.1433in" svg:x="2.2063in" svg:y="0.1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1"/>
      <text:p text:style-name="P21"/>
      <text:p text:style-name="P21"><draw:custom-shape text:anchor-type="paragraph" draw:z-index="17" draw:name="Shape2" draw:style-name="gr6" draw:text-style-name="P51" svg:width="0.1433in" svg:height="0.1433in" svg:x="2.1638in" svg:y="0.1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1"/>
      <text:p text:style-name="P21"/>
      <text:p text:style-name="P46">This is similar to deciding “traffic rules” of cities where you are only allowed to drive in one direction.</text:p>
      <text:p text:style-name="P27"/>
      <text:p text:style-name="P27">If one picks two points on the same circle, then there are two configurations <text:span text:style-name="T46">of the first circle spinning counter-clockwise </text:span>that permits moving along the shortest path: <text:span text:style-name="T25">W</text:span>hen the other circle spins up, plus when the other circle spins down.</text:p>
      <text:p text:style-name="P27"/>
      <text:p text:style-name="P28">One can create a table that shows the various paths, identified by a <text:span text:style-name="T32">path code</text:span>:</text:p>
      <text:p text:style-name="P27"/>
      <text:p text:style-name="P30"><text:tab/><text:tab/><text:span text:style-name="T28">0<text:tab/>1<text:tab/><text:tab/>stay/jump (columns), counter-clockwise/clockwise spin (rows)</text:span></text:p>
      <text:p text:style-name="P31"><text:tab/><text:span text:style-name="T24">00<text:tab/>S0.<text:tab/>S0.<text:tab/><text:tab/>S = South<text:tab/><text:tab/>`S#` means South on dual circle `#`</text:span></text:p>
      <text:p text:style-name="P31"><text:tab/><text:span text:style-name="T24">01<text:tab/>S0.<text:tab/>S0.<text:tab/><text:tab/>N = North<text:tab/><text:tab/>`.` means finished</text:span></text:p>
      <text:p text:style-name="P30"><text:tab/><text:span text:style-name="T24">10<text:tab/>N0.<text:tab/>N0S1.<text:tab/><text:tab/>W = West<text:tab/><text:tab/>`-` means goal is impossible to reach</text:span></text:p>
      <text:p text:style-name="P30"><text:tab/><text:span text:style-name="T24">11<text:tab/>N0.<text:tab/>N0N1.<text:tab/><text:tab/>E = East<text:tab/><text:tab/>`\` means going one stack level up before jumping</text:span></text:p>
      <text:p text:style-name="P27"/>
      <text:p text:style-name="P28">Here, `<text:span text:style-name="T32">S0.</text:span>` is obviously the shortest path. One can infer that `<text:span text:style-name="T33">N0.</text:span>` ignores the second circle since it spins in both directions. A such table <text:span text:style-name="T33">shows</text:span> every possible path that follows positive trivial direction.</text:p>
      <text:p text:style-name="P28"/>
      <text:p text:style-name="P34">Another example with 8 possible paths:</text:p>
      <text:p text:style-name="P24"><draw:custom-shape text:anchor-type="paragraph" draw:z-index="18" draw:name="Shape1" draw:style-name="gr9" draw:text-style-name="P48" svg:width="0.874in" svg:height="0.874in" svg:x="2.1272in" svg:y="0.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1" draw:style-name="gr9" draw:text-style-name="P48" svg:width="0.874in" svg:height="0.874in" svg:x="3.0008in" svg:y="0.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7" draw:style-name="gr10" svg:width="0.165in" svg:height="0.3941in" svg:x="2.3492in" svg:y="0.47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1" draw:name="Shape8" draw:style-name="gr11" svg:width="0.1787in" svg:height="0.4012in" svg:x="2.6in" svg:y="0.48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Shape7" draw:style-name="gr10" svg:width="0.165in" svg:height="0.3941in" svg:x="3.2083in" svg:y="0.47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Shape8" draw:style-name="gr11" svg:width="0.1787in" svg:height="0.4012in" svg:x="3.4591in" svg:y="0.48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4"><draw:custom-shape text:anchor-type="paragraph" draw:z-index="26" draw:name="Shape1" draw:style-name="gr14" draw:text-style-name="P48" svg:width="0.874in" svg:height="0.874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2" draw:style-name="gr12" draw:text-style-name="P52" svg:width="0.1433in" svg:height="0.1433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><draw:custom-shape text:anchor-type="paragraph" draw:z-index="27" draw:name="Shape7" draw:style-name="gr15" svg:width="0.165in" svg:height="0.3941in" svg:x="0in" svg:y="0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8" draw:name="Shape8" draw:style-name="gr16" svg:width="0.1787in" svg:height="0.4012in" svg:x="0in" svg:y="0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4"/>
      <text:p text:style-name="P24"/>
      <text:p text:style-name="P24"><draw:custom-shape text:anchor-type="paragraph" draw:z-index="25" draw:name="Shape2" draw:style-name="gr13" draw:text-style-name="P51" svg:width="0.1433in" svg:height="0.1433in" svg:x="0in" svg:y="0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2"/>
      <text:p text:style-name="P32"><text:tab/><text:span text:style-name="T29"><text:tab/></text:span><text:span text:style-name="T30">00<text:tab/>01<text:tab/>10<text:tab/>11</text:span></text:p>
      <text:p text:style-name="P29"><text:tab/>000<text:tab/><text:span text:style-name="T33">S0.<text:tab/>S0.<text:tab/>S0.<text:tab/>S0.</text:span></text:p>
      <text:p text:style-name="P29"><text:tab/>001<text:tab/><text:span text:style-name="T33">S0.<text:tab/>S0.<text:tab/>S0.<text:tab/>S0.</text:span></text:p>
      <text:p text:style-name="P29"><text:tab/>010<text:tab/><text:span text:style-name="T33">S0.<text:tab/>S0.<text:tab/>S0.<text:tab/>S0.</text:span></text:p>
      <text:p text:style-name="P29"><text:tab/>011<text:tab/><text:span text:style-name="T33">S0.<text:tab/>S0.<text:tab/>S0.<text:tab/>S0.</text:span></text:p>
      <text:p text:style-name="P29"><text:tab/>100<text:tab/><text:span text:style-name="T33">N0.<text:tab/>N0.<text:tab/>N0S1.<text:tab/>N0S1S2.</text:span></text:p>
      <text:p text:style-name="P29"><text:tab/>101<text:tab/><text:span text:style-name="T33">N0.<text:tab/>N0.<text:tab/>N0S1.<text:tab/>N0S1N2.</text:span></text:p>
      <text:p text:style-name="P29"><text:tab/>110<text:tab/><text:span text:style-name="T33">N0.<text:tab/>N0.<text:tab/>N0N1.<text:tab/>N0N1S2.</text:span></text:p>
      <text:p text:style-name="P29"><text:tab/>111<text:tab/><text:span text:style-name="T33">N0.<text:tab/>N0.<text:tab/>N0N1.<text:tab/>N0N1N2.</text:span></text:p>
      <text:p text:style-name="P33"/>
      <text:p text:style-name="P47">If one chooses two points on two different dual circles, <text:span text:style-name="T26">they get “entangled” with those in-between:</text:span></text:p>
      <text:p text:style-name="P25"><draw:custom-shape text:anchor-type="paragraph" draw:z-index="29" draw:name="Shape1" draw:style-name="gr9" draw:text-style-name="P48" svg:width="0.874in" svg:height="0.874in" svg:x="2.1272in" svg:y="0.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Shape1" draw:style-name="gr9" draw:text-style-name="P48" svg:width="0.874in" svg:height="0.874in" svg:x="3.0008in" svg:y="0.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7" draw:style-name="gr10" svg:width="0.165in" svg:height="0.3941in" svg:x="2.3492in" svg:y="0.47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2" draw:name="Shape8" draw:style-name="gr11" svg:width="0.1787in" svg:height="0.4012in" svg:x="2.6in" svg:y="0.48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3" draw:name="Shape7" draw:style-name="gr10" svg:width="0.165in" svg:height="0.3941in" svg:x="3.2083in" svg:y="0.47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4" draw:name="Shape8" draw:style-name="gr11" svg:width="0.1787in" svg:height="0.4012in" svg:x="3.4591in" svg:y="0.48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5"><draw:custom-shape text:anchor-type="paragraph" draw:z-index="36" draw:name="Shape1" draw:style-name="gr9" draw:text-style-name="P48" svg:width="0.874in" svg:height="0.874in" svg:x="3.8744in" svg:y="0.08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><draw:custom-shape text:anchor-type="paragraph" draw:z-index="37" draw:name="Shape7" draw:style-name="gr10" svg:width="0.165in" svg:height="0.3941in" svg:x="4.0965in" svg:y="0.0709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8" draw:name="Shape8" draw:style-name="gr11" svg:width="0.1787in" svg:height="0.4012in" svg:x="4.3472in" svg:y="0.08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9" draw:name="Shape2" draw:style-name="gr6" draw:text-style-name="P51" svg:width="0.1433in" svg:height="0.1433in" svg:x="4.6409in" svg:y="0.0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/>
      <text:p text:style-name="P25"><draw:custom-shape text:anchor-type="paragraph" draw:z-index="35" draw:name="Shape2" draw:style-name="gr7" draw:text-style-name="P52" svg:width="0.1433in" svg:height="0.1433in" svg:x="2.1634in" svg:y="0.1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5"/>
      <text:p text:style-name="P25"/>
      <text:p text:style-name="P39"><text:tab/><text:tab/><text:span text:style-name="T28">00<text:tab/>01<text:tab/>10<text:tab/>11</text:span></text:p>
      <text:p text:style-name="P39"><text:tab/><text:span text:style-name="T26">000<text:tab/>S0-<text:tab/>S0-<text:tab/>S0S1-<text:tab/>S0S1S2.</text:span></text:p>
      <text:p text:style-name="P39"><text:tab/><text:span text:style-name="T26">001<text:tab/>S0-<text:tab/>S0-<text:tab/>S0S1-<text:tab/>S0S1N2.</text:span></text:p>
      <text:p text:style-name="P39"><text:tab/><text:span text:style-name="T26">010<text:tab/>S0-<text:tab/>S0-<text:tab/>S0N1-<text:tab/>S0N1S2.</text:span></text:p>
      <text:p text:style-name="P39"><text:tab/><text:span text:style-name="T26">011<text:tab/>S0-<text:tab/>S0-<text:tab/>S0N1-<text:tab/>S0N1N2.</text:span></text:p>
      <text:p text:style-name="P39"><text:tab/><text:span text:style-name="T26">100<text:tab/>N0-<text:tab/>N0-<text:tab/>N0S1-<text:tab/>N0S1S2.</text:span></text:p>
      <text:p text:style-name="P39"><text:tab/><text:span text:style-name="T26">101<text:tab/>N0-<text:tab/>N0-<text:tab/>N0S1-<text:tab/>N0S1S2.</text:span></text:p>
      <text:p text:style-name="P39"><text:tab/><text:span text:style-name="T26">110<text:tab/>N0-<text:tab/>N0-<text:tab/>N0N1-<text:tab/>N0N1S2.</text:span></text:p>
      <text:p text:style-name="P39"><text:tab/><text:span text:style-name="T26">111<text:tab/>N0-<text:tab/>N0-<text:tab/>N0N1-<text:tab/>N0N1S2.</text:span></text:p>
      <text:p text:style-name="P25"/>
      <text:p text:style-name="P35">For each configuration <text:span text:style-name="T27">above</text:span>, there is only one <text:span text:style-name="T33">possible</text:span> path.</text:p>
      <text:p text:style-name="P45">A more complex example yield different answers depending on where you <text:span text:style-name="T47">select</text:span> the two points:</text:p>
      <text:p text:style-name="P35"><draw:frame text:anchor-type="paragraph" draw:z-index="62" draw:name="Shape9" draw:style-name="gr5" draw:text-style-name="P50" svg:width="0.2579in" svg:height="0.2512in" svg:x="2.2417in" svg:y="0.1126in"><draw:text-box><text:p>A</text:p></draw:text-box></draw:frame><draw:frame text:anchor-type="paragraph" draw:z-index="63" draw:name="Shape9" draw:style-name="gr5" draw:text-style-name="P50" svg:width="0.2579in" svg:height="0.2512in" svg:x="4.9327in" svg:y="0.1701in"><draw:text-box><text:p>B</text:p></draw:text-box></draw:frame></text:p>
      <text:p text:style-name="P35"/>
      <text:p text:style-name="P35"><draw:custom-shape text:anchor-type="paragraph" draw:z-index="40" draw:name="Shape1" draw:style-name="gr9" draw:text-style-name="P48" svg:width="0.874in" svg:height="0.874in" svg:x="4.561in" svg:y="0.0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1" draw:style-name="gr9" draw:text-style-name="P48" svg:width="0.874in" svg:height="0.874in" svg:x="1.8626in" svg:y="0.0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5"><draw:custom-shape text:anchor-type="paragraph" draw:z-index="41" draw:name="Shape7" draw:style-name="gr10" svg:width="0.165in" svg:height="0.3941in" svg:x="4.7835in" svg:y="0.0839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2" draw:name="Shape8" draw:style-name="gr11" svg:width="0.1787in" svg:height="0.4012in" svg:x="5.0339in" svg:y="0.098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2" draw:name="Shape7" draw:style-name="gr10" svg:width="0.165in" svg:height="0.3941in" svg:x="2.0846in" svg:y="0.028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3" draw:name="Shape8" draw:style-name="gr11" svg:width="0.1787in" svg:height="0.4012in" svg:x="2.3354in" svg:y="0.042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5"/>
      <text:p text:style-name="P35"/>
      <text:p text:style-name="P35"><draw:custom-shape text:anchor-type="paragraph" draw:z-index="43" draw:name="Shape1" draw:style-name="gr9" draw:text-style-name="P48" svg:width="0.874in" svg:height="0.874in" svg:x="4.1028in" svg:y="0.0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Shape1" draw:style-name="gr9" draw:text-style-name="P48" svg:width="0.874in" svg:height="0.874in" svg:x="4.9764in" svg:y="0.0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Shape1" draw:style-name="gr9" draw:text-style-name="P48" svg:width="0.874in" svg:height="0.874in" svg:x="1.4547in" svg:y="0.02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Shape1" draw:style-name="gr9" draw:text-style-name="P48" svg:width="0.874in" svg:height="0.874in" svg:x="2.3354in" svg:y="0.02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5"><draw:custom-shape text:anchor-type="paragraph" draw:z-index="44" draw:name="Shape7" draw:style-name="gr10" svg:width="0.165in" svg:height="0.3941in" svg:x="4.3252in" svg:y="0.054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5" draw:name="Shape8" draw:style-name="gr11" svg:width="0.1787in" svg:height="0.4012in" svg:x="4.5756in" svg:y="0.069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7" draw:name="Shape7" draw:style-name="gr10" svg:width="0.165in" svg:height="0.3941in" svg:x="5.1984in" svg:y="0.098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8" draw:name="Shape8" draw:style-name="gr11" svg:width="0.1787in" svg:height="0.4012in" svg:x="5.4492in" svg:y="0.112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5" draw:name="Shape7" draw:style-name="gr10" svg:width="0.165in" svg:height="0.3941in" svg:x="1.6772in" svg:y="0.02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6" draw:name="Shape8" draw:style-name="gr11" svg:width="0.1787in" svg:height="0.4012in" svg:x="1.928in" svg:y="0.03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8" draw:name="Shape7" draw:style-name="gr10" svg:width="0.165in" svg:height="0.3941in" svg:x="2.5575in" svg:y="0.02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9" draw:name="Shape8" draw:style-name="gr11" svg:width="0.1787in" svg:height="0.4012in" svg:x="2.8083in" svg:y="0.036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0" draw:name="Shape2" draw:style-name="gr7" draw:text-style-name="P52" svg:width="0.1433in" svg:height="0.1433in" svg:x="1.398in" svg:y="0.1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5"><draw:custom-shape text:anchor-type="paragraph" draw:z-index="50" draw:name="Shape2" draw:style-name="gr6" draw:text-style-name="P51" svg:width="0.1433in" svg:height="0.1433in" svg:x="5.7791in" svg:y="0.0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Shape2" draw:style-name="gr7" draw:text-style-name="P52" svg:width="0.1433in" svg:height="0.1433in" svg:x="4.0319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5"><draw:custom-shape text:anchor-type="paragraph" draw:z-index="61" draw:name="Shape2" draw:style-name="gr6" draw:text-style-name="P51" svg:width="0.1433in" svg:height="0.1433in" svg:x="2.0709in" svg:y="0.180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5"/>
      <text:p text:style-name="P35"/>
      <text:p text:style-name="P36">Indices of dual circles and intersection points are ordered from left to right.</text:p>
      <text:p text:style-name="P35"/>
      <text:p text:style-name="P37"><text:tab/><text:span text:style-name="T31">A</text:span><text:tab/><text:span text:style-name="T28">000<text:tab/>001<text:tab/>010<text:tab/>011<text:tab/>100<text:tab/>101<text:tab/>110<text:tab/>111</text:span></text:p>
      <text:p text:style-name="P37"><text:tab/><text:span text:style-name="T27">000</text:span><text:tab/><text:span text:style-name="T34">S0.<text:tab/>S0.<text:tab/>S0.<text:tab/>S0.<text:tab/>S0.<text:tab/>S0.<text:tab/>S0.<text:tab/>S0.</text:span></text:p>
      <text:p text:style-name="P37"><text:tab/><text:span text:style-name="T27">001</text:span><text:tab/><text:span text:style-name="T34">S0.<text:tab/>S0.<text:tab/>S0.<text:tab/>S0.<text:tab/>S0.<text:tab/>S0.<text:tab/>S0.<text:tab/>S0.</text:span></text:p>
      <text:p text:style-name="P37"><text:tab/><text:span text:style-name="T27">010</text:span><text:tab/><text:span text:style-name="T34">S0.<text:tab/>S0.<text:tab/>S0.<text:tab/>S0.<text:tab/>S0.<text:tab/>S0.<text:tab/>S0.<text:tab/>S0.</text:span></text:p>
      <text:p text:style-name="P37"><text:tab/><text:span text:style-name="T27">011</text:span><text:tab/><text:span text:style-name="T34">S0.<text:tab/>S0.<text:tab/>S0.<text:tab/>S0.<text:tab/>S0.<text:tab/>S0.<text:tab/>S0.<text:tab/>S0.</text:span></text:p>
      <text:p text:style-name="P37"><text:tab/><text:span text:style-name="T27">100</text:span><text:tab/><text:span text:style-name="T34">N0.<text:tab/>N0.<text:tab/>N0.<text:tab/>N0.<text:tab/>N0E1.<text:tab/>N0E1S2.<text:tab/>N0E1\S2.<text:tab/>N0E1S2S0.</text:span></text:p>
      <text:p text:style-name="P37"><text:tab/><text:span text:style-name="T27">101</text:span><text:tab/><text:span text:style-name="T35">N0.<text:tab/>N0.<text:tab/>N0.<text:tab/>N0.<text:tab/>N0E1.<text:tab/>N0E1E2.<text:tab/>N0E1\N2.<text:tab/>N0E1E2S0.</text:span></text:p>
      <text:p text:style-name="P37"><text:tab/><text:span text:style-name="T27">110</text:span><text:tab/><text:span text:style-name="T35">N0.<text:tab/>N0.<text:tab/>N0.<text:tab/>N0.<text:tab/>N0N1.<text:tab/>N0N1S2.<text:tab/>N0N1\S2.<text:tab/>N0E1S2S0.</text:span></text:p>
      <text:p text:style-name="P37"><text:tab/><text:span text:style-name="T27">111</text:span><text:tab/><text:span text:style-name="T35">N0.<text:tab/>N0.<text:tab/>N0.<text:tab/>N0.<text:tab/>N0N1.<text:tab/>N0N1E2.<text:tab/>N0N2\N2.<text:tab/>N0N1E2S0.</text:span></text:p>
      <text:p text:style-name="P35"/>
      <text:p text:style-name="P41"><text:tab/><text:span text:style-name="T37">S0.(1) N0.(2) N0E1.(3) N0E1S2.(4) N0E1\S2.(5) N0E1S2S0.(6)</text:span></text:p>
      <text:p text:style-name="P41"><text:tab/><text:span text:style-name="T37">N0E1E2.(7) N0E1\N2.(8) N0E1E2S0.(9) N0N1.(10) N0N1S2.(11)</text:span></text:p>
      <text:p text:style-name="P41"><text:tab/><text:span text:style-name="T37">N0N1\S2.(12) N0E1S2S0.(13) N0N1E2.(14) N0N2\N2.(15) N0N1E2S0.(16)</text:span></text:p>
      <text:p text:style-name="P35"/>
      <text:p text:style-name="P38"><text:tab/><text:span text:style-name="T36">B</text:span><text:tab/><text:span text:style-name="T28">000<text:tab/>001<text:tab/>010<text:tab/>011<text:tab/>100<text:tab/>101<text:tab/>110<text:tab/>111</text:span></text:p>
      <text:p text:style-name="P38"><text:tab/><text:span text:style-name="T27">000</text:span><text:tab/><text:span text:style-name="T36">S0</text:span>-<text:tab/><text:span text:style-name="T36">S0</text:span>-<text:tab/><text:span text:style-name="T36">S0S2.<text:tab/>S0S2.<text:tab/>S0E1-<text:tab/>S0E1S2.<text:tab/>S0S2.<text:tab/>S0S2.</text:span></text:p>
      <text:p text:style-name="P38"><text:tab/><text:span text:style-name="T27">001</text:span><text:tab/><text:span text:style-name="T36">S0-<text:tab/>S0-<text:tab/>S0N2.<text:tab/>S0N2W1.<text:tab/>S0E1-<text:tab/>S0E1E2.<text:tab/>S0N2.<text:tab/>S0N2N1W0-</text:span></text:p>
      <text:p text:style-name="P38"><text:tab/><text:span text:style-name="T27">010</text:span><text:tab/><text:span text:style-name="T36">S0-<text:tab/>S0-<text:tab/>S0S2.<text:tab/>S0S2.<text:tab/>S0N1-<text:tab/>S0N1S2.<text:tab/>S0S2.<text:tab/>S0S2.</text:span></text:p>
      <text:p text:style-name="P38"><text:tab/><text:span text:style-name="T27">011</text:span><text:tab/><text:span text:style-name="T36">S0-<text:tab/>S0-<text:tab/>S0N2.<text:tab/>S0N2N1.<text:tab/>S0N1-<text:tab/>S0N1E2.<text:tab/>S0N2.<text:tab/>S0N2W1W0-</text:span></text:p>
      <text:p text:style-name="P38"><text:tab/><text:span text:style-name="T27">100</text:span><text:tab/><text:span text:style-name="T36">N0-<text:tab/>N0-<text:tab/>N0S2.<text:tab/>N0S2.<text:tab/>N0E1-<text:tab/>N0E1S2.<text:tab/>N0E1\S2.<text:tab/>N0E1S2S0-</text:span></text:p>
      <text:p text:style-name="P38"><text:tab/><text:span text:style-name="T27">101</text:span><text:tab/><text:span text:style-name="T36">N0-<text:tab/>N0-<text:tab/>N0N2.<text:tab/>N0N2N1.<text:tab/>N0E1-<text:tab/>N0E1E2.<text:tab/>N0E1\N2.<text:tab/>N0E1E2.</text:span></text:p>
      <text:p text:style-name="P38"><text:tab/><text:span text:style-name="T27">110</text:span><text:tab/><text:span text:style-name="T36">N0-<text:tab/>N0-<text:tab/>N0S2.<text:tab/>N0S2.<text:tab/>N0N1-<text:tab/>N0N1S2.<text:tab/>N0N1\S2.<text:tab/>N0N1S2S0-</text:span></text:p>
      <text:p text:style-name="P38"><text:tab/><text:span text:style-name="T27">111</text:span><text:tab/><text:span text:style-name="T36">N0-<text:tab/>N0-<text:tab/>N0N2.<text:tab/>N0N2W1.<text:tab/>N0N1-<text:tab/>N0N1E2.<text:tab/>N0N1\N2.<text:tab/>N0N1E2.</text:span></text:p>
      <text:p text:style-name="P38"/>
      <text:p text:style-name="P42"><text:tab/>S0S2.(1) S0E1S2.(2) S0N2.(3) S0N2W1.(4) S0E1E2.(5) S0<text:span text:style-name="T38">N1S2.(6)</text:span></text:p>
      <text:p text:style-name="P42"><text:span text:style-name="T38"><text:tab/>S0N2N1.(7) S0N1E2.(8) N0S2.(9) N0E1S2.(10) N0E1\S2.(11)</text:span></text:p>
      <text:p text:style-name="P40"><text:tab/><text:span text:style-name="T38">N0N2.(12) N0N2N1.(13) N0E1E2.(14) N0E1\N2.(15) N0N1S2.(16) N0N1\S2.(17)</text:span></text:p>
      <text:p text:style-name="P40"><text:tab/><text:span text:style-name="T38">N0N2W1.(18) N0N1E2.(19) N0N1\N2.(20)</text:span></text:p>
      <text:p text:style-name="Standard"/>
      <text:p text:style-name="P43">Since `A` has 16 paths, while `B` has `20`, it means possible paths depends on selection of poin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09:02:30.746159000</meta:creation-date>
    <dc:date>2019-05-05T15:50:16.994091000</dc:date>
    <meta:editing-duration>PT46M56S</meta:editing-duration>
    <meta:editing-cycles>42</meta:editing-cycles>
    <meta:generator>LibreOffice/5.1.2.2$MacOSX_X86_64 LibreOffice_project/d3bf12ecb743fc0d20e0be0c58ca359301eb705f</meta:generator>
    <meta:document-statistic meta:table-count="0" meta:image-count="0" meta:object-count="0" meta:page-count="4" meta:paragraph-count="103" meta:word-count="1347" meta:character-count="7436" meta:non-whitespace-character-count="6110"/>
  </office:meta>
</office:document-meta>
</file>